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0b7a49" officeooo:paragraph-rsid="000b7a49" style:font-size-asian="14pt" style:font-weight-asian="normal" style:font-size-complex="14pt" style:font-weight-complex="normal"/>
    </style:style>
    <style:style style:name="P2" style:family="paragraph" style:parent-style-name="Standard" style:master-page-name="">
      <loext:graphic-properties draw:fill="none"/>
      <style:paragraph-properties fo:margin-left="13cm" fo:margin-right="0cm" fo:line-height="150%" fo:text-align="center" style:justify-single-word="false" fo:text-indent="0cm" style:auto-text-indent="false" style:page-number="auto" fo:background-color="transparent"/>
      <style:text-properties style:font-name="Times New Roman" fo:font-size="14pt" fo:font-weight="normal" officeooo:rsid="000b7a49" officeooo:paragraph-rsid="000b7a49" style:font-size-asian="14pt" style:font-weight-asian="normal" style:font-size-complex="14pt" style:font-weight-complex="normal"/>
    </style:style>
    <style:style style:name="P3" style:family="paragraph" style:parent-style-name="Standard">
      <loext:graphic-properties draw:fill="none"/>
      <style:paragraph-properties fo:margin-left="13cm" fo:margin-right="0cm" fo:line-height="150%" fo:text-align="center" style:justify-single-word="false" fo:text-indent="0cm" style:auto-text-indent="false" fo:background-color="transparent"/>
      <style:text-properties style:font-name="Times New Roman" fo:font-size="14pt" fo:font-weight="normal" officeooo:rsid="000b7a49" officeooo:paragraph-rsid="000b7a49" style:font-size-asian="14pt" style:font-weight-asian="normal" style:font-size-complex="14pt" style:font-weight-complex="normal"/>
    </style:style>
    <style:style style:name="P4" style:family="paragraph" style:parent-style-name="Standard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1.251cm" style:auto-text-indent="false" fo:background-color="transparent"/>
      <style:text-properties style:font-name="Times New Roman" fo:font-size="14pt" fo:font-weight="normal" officeooo:rsid="000e5e8b" officeooo:paragraph-rsid="000e5e8b" style:font-size-asian="14pt" style:font-weight-asian="normal" style:font-size-complex="14pt" style:font-weight-complex="normal"/>
    </style:style>
    <style:style style:name="P5" style:family="paragraph" style:parent-style-name="Standard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1.251cm" style:auto-text-indent="false" fo:background-color="transparent"/>
      <style:text-properties style:font-name="Times New Roman" fo:font-size="14pt" fo:font-weight="normal" officeooo:rsid="000d39a3" officeooo:paragraph-rsid="000d39a3" style:font-size-asian="14pt" style:font-weight-asian="normal" style:font-size-complex="14pt" style:font-weight-complex="normal"/>
    </style:style>
    <style:style style:name="P6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0cm" style:auto-text-indent="false" style:page-number="auto" fo:background-color="transparent"/>
      <style:text-properties style:font-name="Times New Roman" fo:font-size="14pt" fo:font-weight="normal" officeooo:rsid="00117412" officeooo:paragraph-rsid="00117412" style:font-size-asian="14pt" style:font-weight-asian="normal" style:font-size-complex="14pt" style:font-weight-complex="normal"/>
    </style:style>
    <style:style style:name="P7" style:family="paragraph" style:parent-style-name="Standard" style:list-style-name="L1" style:master-page-name="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1.251cm" style:auto-text-indent="false" style:page-number="auto" fo:background-color="transparent"/>
      <style:text-properties style:font-name="Times New Roman" fo:font-size="14pt" fo:font-weight="normal" officeooo:rsid="000e5e8b" officeooo:paragraph-rsid="000e5e8b" style:font-size-asian="14pt" style:language-asian="ru" style:country-asian="RU" style:font-weight-asian="normal" style:font-size-complex="14pt" style:font-weight-complex="normal"/>
    </style:style>
    <style:style style:name="P8" style:family="paragraph" style:parent-style-name="Standard" style:list-style-name="L3" style:master-page-name="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1.251cm" style:auto-text-indent="false" style:page-number="auto" fo:background-color="transparent"/>
      <style:text-properties style:font-name="Times New Roman" fo:font-size="14pt" fo:font-weight="normal" officeooo:rsid="000e5e8b" officeooo:paragraph-rsid="000e5e8b" style:font-size-asian="14pt" style:language-asian="ru" style:country-asian="RU" style:font-weight-asian="normal" style:font-size-complex="14pt" style:font-weight-complex="normal"/>
    </style:style>
    <style:style style:name="P9" style:family="paragraph" style:parent-style-name="Standard" style:list-style-name="L5" style:master-page-name="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1.251cm" style:auto-text-indent="false" style:page-number="auto" fo:background-color="transparent"/>
      <style:text-properties style:font-name="Times New Roman" fo:font-size="14pt" fo:font-weight="normal" officeooo:rsid="000e5e8b" officeooo:paragraph-rsid="000e5e8b" style:font-size-asian="14pt" style:language-asian="ru" style:country-asian="RU" style:font-weight-asian="normal" style:font-size-complex="14pt" style:font-weight-complex="normal"/>
    </style:style>
    <style:style style:name="P10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1.251cm" style:auto-text-indent="false" style:page-number="auto" fo:background-color="transparent"/>
      <style:text-properties style:font-name="Times New Roman" fo:font-size="14pt" fo:font-weight="normal" officeooo:rsid="001efe1a" officeooo:paragraph-rsid="001efe1a" style:font-size-asian="14pt" style:font-weight-asian="normal" style:font-size-complex="14pt" style:font-weight-complex="normal"/>
    </style:style>
    <style:style style:name="P11" style:family="paragraph" style:parent-style-name="Standard" style:list-style-name="L2" style:master-page-name="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1.251cm" style:auto-text-indent="false" style:page-number="auto" fo:background-color="transparent"/>
      <style:text-properties style:font-name="Times New Roman" fo:font-size="14pt" fo:language="ru" fo:country="RU" fo:font-weight="normal" officeooo:rsid="000f9498" officeooo:paragraph-rsid="000f9498" style:font-size-asian="14pt" style:language-asian="ru" style:country-asian="RU" style:font-weight-asian="normal" style:font-size-complex="14pt" style:font-weight-complex="normal"/>
    </style:style>
    <style:style style:name="P12" style:family="paragraph" style:parent-style-name="Standard" style:list-style-name="L1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1.251cm" style:auto-text-indent="false" fo:background-color="transparent"/>
      <style:text-properties style:font-name="Times New Roman" fo:font-size="14pt" fo:font-weight="normal" officeooo:rsid="000e5e8b" officeooo:paragraph-rsid="000e5e8b" style:font-size-asian="14pt" style:language-asian="ru" style:country-asian="RU" style:font-weight-asian="normal" style:font-size-complex="14pt" style:font-weight-complex="normal"/>
    </style:style>
    <style:style style:name="P13" style:family="paragraph" style:parent-style-name="Standard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1.251cm" style:auto-text-indent="false" fo:background-color="transparent"/>
      <style:text-properties style:font-name="Times New Roman" fo:font-size="14pt" fo:font-weight="normal" officeooo:rsid="000e5e8b" officeooo:paragraph-rsid="000e5e8b" style:font-size-asian="14pt" style:language-asian="ru" style:country-asian="RU" style:font-weight-asian="normal" style:font-size-complex="14pt" style:font-weight-complex="normal"/>
    </style:style>
    <style:style style:name="P14" style:family="paragraph" style:parent-style-name="Standard" style:list-style-name="L3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1.251cm" style:auto-text-indent="false" fo:background-color="transparent"/>
      <style:text-properties style:font-name="Times New Roman" fo:font-size="14pt" fo:font-weight="normal" officeooo:rsid="000e5e8b" officeooo:paragraph-rsid="000e5e8b" style:font-size-asian="14pt" style:language-asian="ru" style:country-asian="RU" style:font-weight-asian="normal" style:font-size-complex="14pt" style:font-weight-complex="normal"/>
    </style:style>
    <style:style style:name="P15" style:family="paragraph" style:parent-style-name="Standard" style:list-style-name="L5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1.251cm" style:auto-text-indent="false" fo:background-color="transparent"/>
      <style:text-properties style:font-name="Times New Roman" fo:font-size="14pt" fo:font-weight="normal" officeooo:rsid="000e5e8b" officeooo:paragraph-rsid="000e5e8b" style:font-size-asian="14pt" style:language-asian="ru" style:country-asian="RU" style:font-weight-asian="normal" style:font-size-complex="14pt" style:font-weight-complex="normal"/>
    </style:style>
    <style:style style:name="P16" style:family="paragraph" style:parent-style-name="Standard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1.251cm" style:auto-text-indent="false" fo:background-color="transparent"/>
      <style:text-properties style:font-name="Times New Roman" fo:font-size="14pt" fo:font-weight="normal" officeooo:rsid="000f9498" officeooo:paragraph-rsid="000f9498" style:font-size-asian="14pt" style:language-asian="ru" style:country-asian="RU" style:font-weight-asian="normal" style:font-size-complex="14pt" style:font-weight-complex="normal"/>
    </style:style>
    <style:style style:name="P17" style:family="paragraph" style:parent-style-name="Standard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1.251cm" style:auto-text-indent="false" fo:background-color="transparent"/>
      <style:text-properties style:font-name="Times New Roman" fo:font-size="14pt" fo:font-weight="normal" officeooo:rsid="00117412" officeooo:paragraph-rsid="00117412" style:font-size-asian="14pt" style:font-weight-asian="normal" style:font-size-complex="14pt" style:font-weight-complex="normal"/>
    </style:style>
    <style:style style:name="P18" style:family="paragraph" style:parent-style-name="Standard" style:list-style-name="L2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1.251cm" style:auto-text-indent="false" fo:background-color="transparent"/>
      <style:text-properties style:font-name="Times New Roman" fo:font-size="14pt" fo:language="ru" fo:country="RU" fo:font-weight="normal" officeooo:rsid="000f9498" officeooo:paragraph-rsid="000f9498" style:font-size-asian="14pt" style:language-asian="ru" style:country-asian="RU" style:font-weight-asian="normal" style:font-size-complex="14pt" style:font-weight-complex="normal"/>
    </style:style>
    <style:style style:name="P19" style:family="paragraph" style:parent-style-name="Standard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1.251cm" style:auto-text-indent="false" fo:background-color="transparent"/>
      <style:text-properties style:font-name="Times New Roman" fo:font-size="14pt" fo:language="ru" fo:country="RU" fo:font-weight="normal" officeooo:rsid="000f9498" officeooo:paragraph-rsid="00191ccb" style:font-size-asian="14pt" style:language-asian="ru" style:country-asian="RU" style:font-weight-asian="normal" style:font-size-complex="14pt" style:font-weight-complex="normal"/>
    </style:style>
    <style:style style:name="P20" style:family="paragraph" style:parent-style-name="Standard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Times New Roman" fo:font-size="14pt" fo:font-weight="normal" officeooo:rsid="001efe1a" officeooo:paragraph-rsid="001efe1a" style:font-size-asian="14pt" style:font-weight-asian="normal" style:font-size-complex="14pt" style:font-weight-complex="normal"/>
    </style:style>
    <style:style style:name="T1" style:family="text">
      <style:text-properties style:language-asian="ru" style:country-asian="RU"/>
    </style:style>
    <style:style style:name="T2" style:family="text">
      <style:text-properties officeooo:rsid="000dbaf0"/>
    </style:style>
    <style:style style:name="T3" style:family="text">
      <style:text-properties officeooo:rsid="00134a83"/>
    </style:style>
    <style:style style:name="T4" style:family="text">
      <style:text-properties officeooo:rsid="00153d81"/>
    </style:style>
    <style:style style:name="T5" style:family="text">
      <style:text-properties officeooo:rsid="00191ccb"/>
    </style:style>
    <style:style style:name="T6" style:family="text">
      <style:text-properties officeooo:rsid="0019b430"/>
    </style:style>
    <style:style style:name="T7" style:family="text">
      <style:text-properties officeooo:rsid="001ba035"/>
    </style:style>
    <style:style style:name="T8" style:family="text">
      <style:text-properties officeooo:rsid="001cfede"/>
    </style:style>
    <style:style style:name="T9" style:family="text">
      <style:text-properties officeooo:rsid="001efe1a"/>
    </style:style>
    <style:style style:name="T10" style:family="text">
      <style:text-properties officeooo:rsid="00228b99"/>
    </style:style>
    <style:style style:name="T11" style:family="text">
      <style:text-properties officeooo:rsid="0023468e"/>
    </style:style>
    <style:style style:name="T12" style:family="text">
      <style:text-properties officeooo:rsid="00251ef4"/>
    </style:style>
    <style:style style:name="T13" style:family="text">
      <style:text-properties officeooo:rsid="0025bdd6"/>
    </style:style>
    <style:style style:name="T14" style:family="text">
      <style:text-properties officeooo:rsid="00268737"/>
    </style:style>
    <style:style style:name="T15" style:family="text">
      <style:text-properties officeooo:rsid="00297b24"/>
    </style:style>
    <style:style style:name="T16" style:family="text">
      <style:text-properties officeooo:rsid="002c57e9"/>
    </style:style>
    <style:style style:name="T17" style:family="text">
      <style:text-properties officeooo:rsid="002dc1e9"/>
    </style:style>
    <style:style style:name="T18" style:family="text">
      <style:text-properties officeooo:rsid="002eb0b3"/>
    </style:style>
    <style:style style:name="T19" style:family="text">
      <style:text-properties officeooo:rsid="002f0a11"/>
    </style:style>
    <style:style style:name="T20" style:family="text">
      <style:text-properties officeooo:rsid="002ff9dd"/>
    </style:style>
    <style:style style:name="T21" style:family="text">
      <style:text-properties officeooo:rsid="0030cc0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ческая работа №5</text:p>
      <text:p text:style-name="P1">«<text:span text:style-name="T1">Разработка технического задания»</text:span></text:p>
      <text:p text:style-name="P1"/>
      <text:p text:style-name="P2">Выполнил:</text:p>
      <text:p text:style-name="P3">Стенин Михаил</text:p>
      <text:p text:style-name="P3">Группа 22-29</text:p>
      <text:p text:style-name="P20"/>
      <text:p text:style-name="P10">Тема курсовой работы: Автоматизация деятельности анимационной студии.</text:p>
      <text:p text:style-name="P17">Основанием для разработки является приказ директора <text:span text:style-name="T3">КГТК</text:span> № от</text:p>
      <text:p text:style-name="P6">о закреплении тем курсовых работ.</text:p>
      <text:p text:style-name="P5"><text:span text:style-name="T4">Назначение разработки: ц</text:span>елью разработки программного продукта является автоматизация внутренней деятельности анимационной студии. Процесс разработки анимированных видеороликов занимает большое количество времени и сил, причем большая часть рабочего времени уходит на совершение абсолютно повторяющихся действий, что можно автоматизировать с помощью нынешних компьютерных <text:s text:c="2"/>технологий. <text:span text:style-name="T2">Для облегчения и увеличения эффективности работы подобной студии, следует упростить процесс взаимодействия компании <text:s/>с заказчиками и сотрудниками с помощью инновационных средств автоматизации.</text:span></text:p>
      <text:p text:style-name="P4"><text:span text:style-name="T4">Требования к приложению: д</text:span>ля работы с приложением потребуется квалифицированный сотрудник либо сотрудники, которые будут администрировать и обслуживать программное обеспечение, сама же программа обязана обеспечить указанные функции:</text:p>
      <text:list xml:id="list1019166310" text:style-name="L1">
        <text:list-item>
          <text:p text:style-name="P7"><text:span text:style-name="T9">В</text:span>озможность поиска и отбора необходимой информации из базы данных с использованием поисковой системы;</text:p>
        </text:list-item>
        <text:list-item>
          <text:p text:style-name="P12"><text:span text:style-name="T9">Ф</text:span>ормирование требуемых форм отчетности на основе отобранных данных; </text:p>
        </text:list-item>
        <text:list-item>
          <text:p text:style-name="P12"><text:span text:style-name="T9">Н</text:span>еобходимые калькуляции и расчеты с использованием баз данных; </text:p>
        </text:list-item>
        <text:list-item>
          <text:p text:style-name="P12"><text:span text:style-name="T9">В</text:span>вод, хранение, поиск и обработку информации по приходу и <text:soft-page-break/>реализации товаров на складе;</text:p>
        </text:list-item>
        <text:list-item>
          <text:p text:style-name="P12"><text:span text:style-name="T11">В</text:span>едение журнала регистрации приходных и расходных документов;</text:p>
        </text:list-item>
        <text:list-item>
          <text:p text:style-name="P12"><text:span text:style-name="T13">С</text:span>воевременное получение информации о наличии <text:span text:style-name="T12">свободных аниматоров в отделе;</text:span></text:p>
        </text:list-item>
        <text:list-item>
          <text:p text:style-name="P12"><text:span text:style-name="T15">Ф</text:span>ормирование отчетов, необходимых менеджеру и бухгалтеру, содержащих все данные о реализации <text:span text:style-name="T14">услуг</text:span>.</text:p>
        </text:list-item>
      </text:list>
      <text:p text:style-name="P13">Первичные документы для учета <text:span text:style-name="T16">услуг</text:span>:</text:p>
      <text:list xml:id="list1311656836" text:style-name="L3">
        <text:list-item>
          <text:p text:style-name="P8">расходные накладные, кассовые и товарные чеки, содержащие дату реализации, перечень реализуемых <text:span text:style-name="T17">услуг</text:span>,их количество, цену и общую сумму продажи. Расходные накладные заполняются на основании <text:span text:style-name="T17">заказа услуги</text:span>;</text:p>
        </text:list-item>
        <text:list-item>
          <text:p text:style-name="P14">документы на поступление <text:span text:style-name="T18">материалов</text:span> от поставщика, содержащие следующую информацию: дата поступления <text:span text:style-name="T18">материалов в базу</text:span>, сведения о поставщике, перечень поступивших <text:span text:style-name="T18">материалов</text:span>, количество, цена и общая сумма.</text:p>
        </text:list-item>
      </text:list>
      <text:p text:style-name="P13">Выходными данными являются следующие виды отчетов:</text:p>
      <text:list xml:id="list3559092120" text:style-name="L5">
        <text:list-item>
          <text:p text:style-name="P9">отчет о поступлении <text:span text:style-name="T19">материалов</text:span> за определенный период, содержащий сведения о поставщиках, перечень поступивших <text:span text:style-name="T19">материалов</text:span>, их количество, цену, сумму поступления по каждому наименованию <text:span text:style-name="T19">материала</text:span> и общую сумму поступления;</text:p>
        </text:list-item>
        <text:list-item>
          <text:p text:style-name="P15">отчет о продажах за определенный период, содержащий перечень реализованных <text:span text:style-name="T20">услуг</text:span>, их <text:span text:style-name="T20">стоимость</text:span>, количество,сумму продаж по каждому наименованию <text:span text:style-name="T20">оказанных</text:span> <text:span text:style-name="T20">услуг</text:span> и общую сумму реализации;</text:p>
        </text:list-item>
        <text:list-item>
          <text:p text:style-name="P15">инвентарная карточка, которая содержит данные о поступлении и реализации каждого <text:span text:style-name="T21">материала</text:span>.</text:p>
        </text:list-item>
      </text:list>
      <text:p text:style-name="P13">В программе необходимо предусмотреть возможность корректировки настроек системы; резервное сохранение данных; возможность изменения пароля входа в систему; наличие встроенной справочной системы; быстрый поиск необходимых документов и справочной информации и т.д.</text:p>
      <text:p text:style-name="P16">Для обеспечения надежности информации в приложении необходимо обеспечить:</text:p>
      <text:list xml:id="list1521902187" text:style-name="L2">
        <text:list-item>
          <text:p text:style-name="P11"><text:soft-page-break/>Ограничение доступа несанкционированных пользователей;</text:p>
        </text:list-item>
        <text:list-item>
          <text:p text:style-name="P18">Разграничение прав работы с данными;</text:p>
        </text:list-item>
        <text:list-item>
          <text:p text:style-name="P18">Создание резервной копии данных;</text:p>
        </text:list-item>
        <text:list-item>
          <text:p text:style-name="P18"><text:span text:style-name="T9">Р</text:span>азграничение пользовательских прав;</text:p>
        </text:list-item>
        <text:list-item>
          <text:p text:style-name="P18"><text:span text:style-name="T10">В</text:span>озможность самовосстановления после сбоев (отключения электропитания, сбои в операционной системе ит. д.);</text:p>
        </text:list-item>
        <text:list-item>
          <text:p text:style-name="P18"><text:span text:style-name="T10">П</text:span>арольную защиту при запуске программы;</text:p>
        </text:list-item>
        <text:list-item>
          <text:p text:style-name="P18"><text:span text:style-name="T10">И</text:span>сключение несанкционированного копирования (тиражирования) программы.</text:p>
        </text:list-item>
      </text:list>
      <text:p text:style-name="P19">Системные требования для работы программного продукта должны быть следующими: тактовая частота процессора -1 200 Гц; объем оперативной памяти <text:span text:style-name="T5">512</text:span> Мб; объем свободного дискового пространства <text:span text:style-name="T5">512</text:span> Мб; разрешение монитора <text:span text:style-name="T5">1</text:span><text:span text:style-name="T8">280x720</text:span>; наличие устройства чтения компакт-дисков. <text:span text:style-name="T5">Приложение </text:span>долж<text:span text:style-name="T5">но </text:span>работать в операционных системах Windows <text:span text:style-name="T6">7,10; Linux</text:span>, . Все формируемые отчеты должны иметь возможность экспортирования в редактор электронных таблиц MS Office Excel <text:span text:style-name="T7">2016/2020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/>
    <style:style style:name="ListLabel_20_2" style:display-name="ListLabel 2" style:family="text">
      <style:text-properties style:font-name="Symbol" fo:font-family="Symbol" style:font-family-generic="roman" style:font-pitch="variable"/>
    </style:style>
    <style:style style:name="ListLabel_20_3" style:display-name="ListLabel 3" style:family="text"/>
    <style:style style:name="ListLabel_20_4" style:display-name="ListLabel 4" style:family="text">
      <style:text-properties style:font-name="Symbol" fo:font-family="Symbol" style:font-family-generic="roman" style:font-pitch="variable"/>
    </style:style>
    <style:style style:name="ListLabel_20_5" style:display-name="ListLabel 5" style:family="text"/>
    <style:style style:name="ListLabel_20_6" style:display-name="ListLabel 6" style:family="text">
      <style:text-properties style:font-name="Symbol" fo:font-family="Symbol" style:font-family-generic="roman" style:font-pitch="variable"/>
    </style:style>
    <style:style style:name="ListLabel_20_7" style:display-name="ListLabel 7" style:family="text"/>
    <style:style style:name="ListLabel_20_8" style:display-name="ListLabel 8" style:family="text">
      <style:text-properties style:font-name="Symbol" fo:font-family="Symbol" style:font-family-generic="roman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ListLabel_20_2" style:num-prefix="·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bullet text:level="1" text:style-name="ListLabel_20_4" style:num-prefix="·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bullet text:level="1" text:style-name="ListLabel_20_6" style:num-prefix="·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">
      <text:list-level-style-bullet text:level="1" text:style-name="ListLabel_20_7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">
      <text:list-level-style-bullet text:level="1" text:style-name="ListLabel_20_8" style:num-prefix="·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14T14:35:05.702123575</dc:date>
    <meta:editing-duration>PT1H20M14S</meta:editing-duration>
    <meta:editing-cycles>35</meta:editing-cycles>
    <meta:generator>LibreOffice/7.1.7.2$Linux_X86_64 LibreOffice_project/10$Build-2</meta:generator>
    <meta:document-statistic meta:table-count="0" meta:image-count="0" meta:object-count="0" meta:page-count="3" meta:paragraph-count="34" meta:word-count="466" meta:character-count="3802" meta:non-whitespace-character-count="3384"/>
  </office:meta>
</office:document-meta>
</file>